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3.5646in"/>
    </style:style>
    <style:style style:name="co6" style:family="table-column">
      <style:table-column-properties fo:break-before="auto" style:column-width="2.072in"/>
    </style:style>
    <style:style style:name="co7" style:family="table-column">
      <style:table-column-properties fo:break-before="auto" style:column-width="4.1543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6528in" fo:break-before="auto" style:use-optimal-row-height="true"/>
    </style:style>
    <style:style style:name="ro7" style:family="table-row">
      <style:table-row-properties style:row-height="0.7744in" fo:break-before="auto" style:use-optimal-row-height="true"/>
    </style:style>
    <style:style style:name="ro8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ubclass of</text:p>
          </table:table-cell>
          <table:table-cell table:style-name="ce6" office:value-type="string">
            <text:p>Ignore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1</text:p>
          </table:table-cell>
          <table:table-cell office:value-type="string">
            <text:p>plant phenological trait</text:p>
          </table:table-cell>
          <table:table-cell office:value-type="string">
            <text:p>PATO:'quality'</text:p>
          </table:table-cell>
          <table:table-cell table:style-name="ce4" office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2</text:p>
          </table:table-cell>
          <table:table-cell office:value-type="string">
            <text:p>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re part of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3</text:p>
          </table:table-cell>
          <table:table-cell office:value-type="string">
            <text:p>abscised 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4</text:p>
          </table:table-cell>
          <table:table-cell office:value-type="string">
            <text:p>vascular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7</text:p>
          </table:table-cell>
          <table:table-cell office:value-type="string">
            <text:p>non-senesc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 or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5</text:p>
          </table:table-cell>
          <table:table-cell office:value-type="string">
            <text:p>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9</text:p>
          </table:table-cell>
          <table:table-cell office:value-type="string">
            <text:p>unfol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unfolding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30</text:p>
          </table:table-cell>
          <table:table-cell office:value-type="string">
            <text:p>unfolded 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unfolded expanding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31</text:p>
          </table:table-cell>
          <table:table-cell office:value-type="string">
            <text:p>expanded not 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expanded not mature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32</text:p>
          </table:table-cell>
          <table:table-cell office:value-type="string">
            <text:p>you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<text:s/>A {plant phenological trait} that is measured by the number of true leaves {$true leaf} on a {whole plant} that are in the {vascular leaf unfolded expanding stage} or {vascular leaf expanded not mature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33</text:p>
          </table:table-cell>
          <table:table-cell office:value-type="string">
            <text:p>unfolded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unfolded expanding stage} or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6</text:p>
          </table:table-cell>
          <table:table-cell office:value-type="string">
            <text:p>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mature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7</text:p>
          </table:table-cell>
          <table:table-cell office:value-type="string">
            <text:p>senesc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8</text:p>
          </table:table-cell>
          <table:table-cell office:value-type="string">
            <text:p>breaking bu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9</text:p>
          </table:table-cell>
          <table:table-cell office:value-type="string">
            <text:p>abscised leaf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true leaves {$true leaf} that a {whole plant} has abscised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0</text:p>
          </table:table-cell>
          <table:table-cell office:value-type="string">
            <text:p>new above-ground shoot-borne shoot system presence</text:p>
          </table:table-cell>
          <table:table-cell office:value-type="string">
            <text:p>'plant structure presence'</text:p>
          </table:table-cell>
          <table:table-cell table:style-name="ce5" office:value-type="string">
            <text:p>A {plant phenological trait} that is measured by the number of new above-ground shoot-borne shoot systems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5"/>
          <table:table-cell table:number-columns-repeated="5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11</text:p>
          </table:table-cell>
          <table:table-cell office:value-type="string">
            <text:p>reproductive structur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2</text:p>
          </table:table-cell>
          <table:table-cell office:value-type="string">
            <text:p>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3</text:p>
          </table:table-cell>
          <table:table-cell office:value-type="string">
            <text:p>flower hea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4</text:p>
          </table:table-cell>
          <table:table-cell office:value-type="string">
            <text:p>open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open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5</text:p>
          </table:table-cell>
          <table:table-cell office:value-type="string">
            <text:p>pollen-releasing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pollen-releasing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6</text:p>
          </table:table-cell>
          <table:table-cell office:value-type="string">
            <text:p>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uits {$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7</text:p>
          </table:table-cell>
          <table:table-cell office:value-type="string">
            <text:p>ripening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ruits {$ripening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28</text:p>
          </table:table-cell>
          <table:table-cell office:value-type="string">
            <text:p>ripe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 fruits {$ripe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2018</text:p>
          </table:table-cell>
          <table:table-cell office:value-type="string">
            <text:p>abscised fruit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9</text:p>
          </table:table-cell>
          <table:table-cell office:value-type="string">
            <text:p>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cones (strobili) {$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0</text:p>
          </table:table-cell>
          <table:table-cell office:value-type="string">
            <text:p>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1</text:p>
          </table:table-cell>
          <table:table-cell office:value-type="string">
            <text:p>open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2</text:p>
          </table:table-cell>
          <table:table-cell office:value-type="string">
            <text:p>pollen-releasing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3</text:p>
          </table:table-cell>
          <table:table-cell office:value-type="string">
            <text:p>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4</text:p>
          </table:table-cell>
          <table:table-cell office:value-type="string">
            <text:p>unripe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5</text:p>
          </table:table-cell>
          <table:table-cell office:value-type="string">
            <text:p>ripening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>
            <text:p>Class</text:p>
          </table:table-cell>
          <table:table-cell office:value-type="string">
            <text:p>PPO:0002026</text:p>
          </table:table-cell>
          <table:table-cell office:value-type="string">
            <text:p>abscised cone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8" table:number-rows-repeated="3">
          <table:table-cell table:number-columns-repeated="10"/>
        </table:table-row>
        <table:table-row table:style-name="ro8" table:number-rows-repeated="3">
          <table:table-cell table:style-name="Default" table:number-columns-repeated="7"/>
          <table:table-cell table:number-columns-repeated="3"/>
        </table:table-row>
        <table:table-row table:style-name="ro8" table:number-rows-repeated="1048531">
          <table:table-cell table:number-columns-repeated="10"/>
        </table:table-row>
        <table:table-row table:style-name="ro8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6/25/2017</text:date>, <text:time>10:2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5T10:20:34</dc:date>
    <dc:creator>Ramona Walls</dc:creator>
    <meta:editing-duration>P21DT10H30M23S</meta:editing-duration>
    <meta:editing-cycles>91</meta:editing-cycles>
    <meta:generator>OpenOffice/4.1.3$Unix OpenOffice.org_project/413m1$Build-9783</meta:generator>
    <meta:document-statistic meta:table-count="1" meta:cell-count="207" meta:object-count="0"/>
  </office:meta>
</office:document-meta>
</file>